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0.796cm"/>
    </style:style>
    <style:style style:name="gr3" style:family="graphic" style:parent-style-name="standard">
      <style:graphic-properties draw:stroke="none" draw:fill="none" fo:min-height="9.587cm"/>
    </style:style>
    <style:style style:name="gr4" style:family="graphic" style:parent-style-name="standard">
      <style:graphic-properties draw:textarea-vertical-align="middle"/>
    </style:style>
    <style:style style:name="gr5" style:family="graphic" style:parent-style-name="standard">
      <style:graphic-properties draw:fill-color="#94bd5e" draw:textarea-vertical-align="middl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0.605cm" fo:min-width="0.55cm"/>
    </style:style>
    <style:style style:name="gr8" style:family="graphic" style:parent-style-name="standard">
      <style:graphic-properties draw:stroke="none" svg:stroke-color="#000000" draw:fill="none" draw:fill-color="#ffffff" draw:textarea-horizontal-align="left" draw:auto-grow-height="true" draw:auto-grow-width="false" fo:min-height="1.323cm" fo:min-width="0.906cm"/>
    </style:style>
    <style:style style:name="gr9" style:family="graphic" style:parent-style-name="standard">
      <style:graphic-properties draw:stroke="none" svg:stroke-color="#000000" draw:fill="none" draw:fill-color="#ffffff" draw:textarea-horizontal-align="left" draw:auto-grow-height="true" draw:auto-grow-width="false" fo:min-height="6.35cm" fo:min-width="40.936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fill-color="#cccccc"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6.7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3.859cm"/>
    </style:style>
    <style:style style:name="P1" style:family="paragraph">
      <style:text-properties fo:font-size="20pt"/>
    </style:style>
    <style:style style:name="P2" style:family="paragraph">
      <style:paragraph-properties fo:text-align="start"/>
    </style:style>
    <style:style style:name="P3" style:family="paragraph">
      <style:paragraph-properties fo:margin-top="0.42cm" fo:margin-bottom="0.35cm"/>
      <style:text-properties fo:font-size="16pt" fo:font-weight="bold"/>
    </style:style>
    <style:style style:name="P4" style:family="paragraph">
      <style:paragraph-properties fo:margin-top="0.42cm" fo:margin-bottom="0.35cm"/>
      <style:text-properties fo:font-size="10pt"/>
    </style:style>
    <style:style style:name="P5" style:family="paragraph">
      <style:paragraph-properties fo:margin-top="0.42cm" fo:margin-bottom="0.35cm"/>
      <style:text-properties fo:font-size="22pt" fo:font-weight="bold"/>
    </style:style>
    <style:style style:name="P6" style:family="paragraph">
      <style:paragraph-properties fo:text-align="center"/>
    </style:style>
    <style:style style:name="P7" style:family="paragraph">
      <style:paragraph-properties fo:text-align="center"/>
      <style:text-properties fo:font-size="18pt"/>
    </style:style>
    <style:style style:name="P8" style:family="paragraph">
      <style:text-properties fo:font-size="18pt"/>
    </style:style>
    <style:style style:name="P9"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TimesNewRomanPSMT" style:font-family-generic="roman" fo:font-size="10pt" style:font-family-asian="TimesNewRomanPSMT" style:font-family-generic-asian="roman" style:font-size-asian="10pt" style:font-family-complex="TimesNewRomanPSMT" style:font-family-generic-complex="roman" style:font-size-complex="5.69999980926514pt"/>
    </style:style>
    <style:style style:name="P10" style:family="paragraph">
      <style:paragraph-properties style:text-autospace="none"/>
      <style:text-properties fo:color="#000000" fo:font-family="TimesNewRomanPSMT" style:font-family-generic="roman" fo:font-size="10pt" style:font-family-asian="TimesNewRomanPSMT" style:font-family-generic-asian="roman" style:font-size-asian="10pt" style:font-family-complex="TimesNewRomanPSMT" style:font-family-generic-complex="roman" style:font-size-complex="5.69999980926514pt"/>
    </style:style>
    <style:style style:name="P11"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TimesNewRomanPSMT" style:font-family-generic="roman" fo:font-size="18pt" style:font-family-asian="TimesNewRomanPSMT" style:font-family-generic-asian="roman" style:font-size-asian="10pt" style:font-family-complex="TimesNewRomanPSMT" style:font-family-generic-complex="roman" style:font-size-complex="5.69999980926514pt"/>
    </style:style>
    <style:style style:name="P12" style:family="paragraph">
      <style:text-properties fo:font-size="32pt" style:font-size-asian="32pt" style:font-size-complex="32pt"/>
    </style:style>
    <style:style style:name="T1" style:family="text">
      <style:text-properties fo:color="#ff0000"/>
    </style:style>
    <style:style style:name="T2" style:family="text">
      <style:text-properties fo:font-weight="normal" style:font-weight-asian="normal" style:font-weight-complex="normal"/>
    </style:style>
    <style:style style:name="T3" style:family="text">
      <style:text-properties fo:color="#008000" fo:font-weight="normal" style:font-weight-asian="normal" style:font-weight-complex="normal"/>
    </style:style>
    <style:style style:name="T4" style:family="text">
      <style:text-properties fo:font-size="18pt"/>
    </style:style>
    <style:style style:name="T5" style:family="text">
      <style:text-properties fo:font-size="18pt" fo:font-weight="bold" style:font-weight-asian="bold" style:font-weight-complex="bold"/>
    </style:style>
    <style:style style:name="T6" style:family="text">
      <style:text-properties fo:font-size="18pt" style:text-underline-style="solid" style:text-underline-width="auto" style:text-underline-color="font-color"/>
    </style:style>
    <style:style style:name="T7" style:family="text">
      <style:text-properties fo:font-size="22pt" style:font-size-asian="22pt" style:font-size-complex="22pt"/>
    </style:style>
    <style:style style:name="T8" style:family="text">
      <style:text-properties fo:font-size="18pt" style:font-size-asian="18pt" style:font-size-complex="18pt"/>
    </style:style>
    <style:style style:name="T9" style:family="text">
      <style:text-properties fo:font-size="32pt" fo:font-weight="bold" style:font-size-asian="32pt" style:font-weight-asian="bold" style:font-size-complex="32pt" style:font-weight-complex="bold"/>
    </style:style>
    <style:style style:name="T10" style:family="text">
      <style:text-properties fo:font-size="32pt" style:font-size-asian="32pt" style:font-size-complex="32pt"/>
    </style:style>
    <style:style style:name="T11" style:family="text">
      <style:text-properties fo:font-size="32pt" fo:font-weight="normal" style:font-size-asian="32pt" style:font-weight-asian="normal" style:font-size-complex="3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7.537cm" presentation:class="title" presentation:user-transformed="true">
          <draw:text-box>
            <text:p>AMQP</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3.506cm" svg:x="1.4cm" svg:y="0.837cm" presentation:class="title" presentation:user-transformed="true">
          <draw:text-box>
            <text:p>What's the Acronym Stand For? </text:p>
          </draw:text-box>
        </draw:frame>
        <draw:frame presentation:style-name="pr3" draw:layer="layout" svg:width="25.199cm" svg:height="13.859cm" svg:x="1.4cm" svg:y="4.914cm" presentation:class="outline" presentation:user-transformed="true">
          <draw:text-box>
            <text:list text:style-name="L2">
              <text:list-item>
                <text:p>Appalling Murder... Quincey Pondered... <text:span text:style-name="T1">X</text:span> </text:p>
              </text:list-item>
              <text:list-item>
                <text:p>Another Monday Quitting Pornography? <text:span text:style-name="T1">X</text:span></text:p>
              </text:list-item>
              <text:list-item>
                <text:p>Advanced Message Queueing <text:span text:style-name="T2">Protocol </text:span><text:span text:style-name="T3">√</text:span></text:p>
                <text:list>
                  <text:list-item>
                    <text:p><text:span text:style-name="T2">“</text:span><text:span text:style-name="T2">Protocol” is the most important word here!</text:span></text:p>
                    <text:list>
                      <text:list-item>
                        <text:p><text:span text:style-name="T2">Not sure what the word “Advanced” is doing there...</text:span></text:p>
                      </text:list-item>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3.506cm" svg:x="1.4cm" svg:y="0.837cm" presentation:class="title">
          <draw:text-box>
            <text:p>So Why Is It Interesting?</text:p>
          </draw:text-box>
        </draw:frame>
        <draw:frame presentation:style-name="pr3" draw:layer="layout" svg:width="25.199cm" svg:height="13.859cm" svg:x="1.4cm" svg:y="4.914cm" presentation:class="outline" presentation:user-transformed="true">
          <draw:text-box>
            <text:list text:style-name="L2">
              <text:list-item>
                <text:p text:style-name="P2">AMQP delivers the middleware equivalent of HTTP - defining the standard protocol for interoperability between messaging middleware</text:p>
              </text:list-item>
              <text:list-item>
                <text:p text:style-name="P2">Designed to address the problem of interoperability by defining a standard for how messages should be transmitted between platforms</text:p>
              </text:list-item>
              <text:list-item>
                <text:p text:style-name="P2">Designed to be usable from different programming environments, operating systems, and hardware devices.</text:p>
              </text:list-item>
            </text:list>
          </draw:text-box>
        </draw:frame>
        <presentation:notes draw:style-name="dp2">
          <draw:page-thumbnail draw:style-name="gr1" draw:layer="layout" svg:width="14.848cm" svg:height="11.136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3.506cm" svg:x="1.4cm" svg:y="0.837cm" presentation:class="title">
          <draw:text-box>
            <text:p>Who's Involved?</text:p>
          </draw:text-box>
        </draw:frame>
        <draw:frame draw:style-name="gr2" draw:text-style-name="P5" draw:layer="layout" svg:width="6.408cm" svg:height="11.046cm" svg:x="6.5cm" svg:y="5.254cm">
          <draw:text-box>
            <text:p text:style-name="P3">Financial Services</text:p>
            <text:p text:style-name="P4"><text:a xlink:href="http://www.bankofamerica.co/">Bank of America</text:a></text:p>
            <text:p text:style-name="P4"><text:a xlink:href="https://www.credit-suisse.com/global/en/">Credit Suisse</text:a></text:p>
            <text:p text:style-name="P4"><text:a xlink:href="http://deutsche-boerse.com/dbg/dispatch/en/kir/dbg_nav/home?">Deutsche BÃ¶rse</text:a></text:p>
            <text:p text:style-name="P4"><text:a xlink:href="http://www.jpmorganchase.com/corporate/Home/home.htm">JPMorgan Chase Bank</text:a></text:p>
            <text:p text:style-name="P3"/>
            <text:p text:style-name="P4"/>
          </draw:text-box>
        </draw:frame>
        <draw:frame draw:style-name="gr3" draw:text-style-name="P3" draw:layer="layout" svg:width="6.408cm" svg:height="9.837cm" svg:x="14.496cm" svg:y="5.282cm">
          <draw:text-box>
            <text:p text:style-name="P3">Technology Providers</text:p>
            <text:p text:style-name="P4"><text:a xlink:href="http://www.swiftmq.com/">IIT Software</text:a></text:p>
            <text:p text:style-name="P4"><text:a xlink:href="http://www.inetco.com/">INETCO Systems</text:a></text:p>
            <text:p text:style-name="P4"><text:a xlink:href="http://www.kaazing.com/">Kaazing</text:a></text:p>
            <text:p text:style-name="P4"><text:a xlink:href="http://www.microsoft.com/">Microsoft</text:a></text:p>
            <text:p text:style-name="P4"><text:a xlink:href="http://www.redhat.com/">Red Hat</text:a></text:p>
            <text:p text:style-name="P4"><text:a xlink:href="http://www.sita.aero/">SITA</text:a></text:p>
            <text:p text:style-name="P4"><text:a xlink:href="http://www.softwareag.com/">Software AG</text:a></text:p>
            <text:p text:style-name="P4"><text:a xlink:href="http://solacesystems.com/">Solace Systems</text:a></text:p>
            <text:p text:style-name="P4"><text:a xlink:href="http://dhs.gov/">US Department of Homeland Security</text:a></text:p>
            <text:p text:style-name="P4"><text:a xlink:href="http://www.vmware.com/">VMware (incl. Rabbit Technologies)</text:a></text:p>
            <text:p text:style-name="P4"><text:a xlink:href="http://wso2.com/">WSO2</text:a></text:p>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3.506cm" svg:x="1.4cm" svg:y="0.837cm" presentation:class="title">
          <draw:text-box>
            <text:p>What Implementations Are There?</text:p>
          </draw:text-box>
        </draw:frame>
        <draw:frame presentation:style-name="pr3" draw:layer="layout" svg:width="25.199cm" svg:height="13.859cm" svg:x="1.4cm" svg:y="4.914cm" presentation:class="outline">
          <draw:text-box>
            <text:list text:style-name="L2">
              <text:list-item>
                <text:p><text:span text:style-name="T2">RabbitMQ</text:span></text:p>
              </text:list-item>
              <text:list-item>
                <text:p><text:span text:style-name="T2">SwiftMQ</text:span></text:p>
              </text:list-item>
              <text:list-item>
                <text:p><text:span text:style-name="T2">Windows Azure</text:span></text:p>
              </text:list-item>
              <text:list-item>
                <text:p><text:span text:style-name="T2">Open AMQ</text:span></text:p>
              </text:list-item>
              <text:list-item>
                <text:p><text:span text:style-name="T2">Apache Qpid</text:span></text:p>
              </text:list-item>
              <text:list-item>
                <text:p><text:span text:style-name="T2">...</text:span></text:p>
              </text:list-item>
            </text:list>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3.506cm" svg:x="1.4cm" svg:y="0.837cm" presentation:class="title">
          <draw:text-box>
            <text:p>Multiplatform?</text:p>
          </draw:text-box>
        </draw:frame>
        <draw:frame presentation:style-name="pr3" draw:layer="layout" svg:width="25.199cm" svg:height="13.859cm" svg:x="1.4cm" svg:y="4.914cm" presentation:class="outline">
          <draw:text-box>
            <text:list text:style-name="L2">
              <text:list-item>
                <text:p>AMQP designed to be is platform agnostic and language neutral</text:p>
                <text:list>
                  <text:list-item>
                    <text:p><text:a xlink:href="http://www.rabbitmq.com/devtools.html">http://www.rabbitmq.com/devtools.html</text:a></text:p>
                  </text:list-item>
                </text:list>
              </text:list-item>
              <text:list-item>
                <text:p>Language bindings in </text:p>
              </text:list-item>
              <text:list-item>
                <text:p>Java</text:p>
              </text:list-item>
              <text:list-item>
                <text:p>C, C++</text:p>
              </text:list-item>
              <text:list-item>
                <text:p>Ruby</text:p>
              </text:list-item>
              <text:list-item>
                <text:p>...</text:p>
              </text:list-item>
            </text:list>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3.506cm" svg:x="1.4cm" svg:y="7.537cm" presentation:class="title" presentation:user-transformed="true">
          <draw:text-box>
            <text:p>AMQP is not JMS!</text:p>
          </draw:text-box>
        </draw:frame>
        <presentation:notes draw:style-name="dp2">
          <draw:page-thumbnail draw:style-name="gr1"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3" draw:master-page-name="Default" presentation:presentation-page-layout-name="AL1T1">
        <draw:rect draw:style-name="gr4" draw:text-style-name="P7" draw:layer="layout" svg:width="3.073cm" svg:height="2.206cm" svg:x="18.301cm" svg:y="5.349cm">
          <text:p text:style-name="P6"><text:span text:style-name="T4">Producer</text:span></text:p>
        </draw:rect>
        <draw:rect draw:style-name="gr5" draw:text-style-name="P7" draw:layer="layout" svg:width="3.073cm" svg:height="2.206cm" svg:x="18.301cm" svg:y="8.953cm">
          <text:p text:style-name="P6"><text:span text:style-name="T4">Queue</text:span></text:p>
        </draw:rect>
        <draw:rect draw:style-name="gr4" draw:text-style-name="P7" draw:layer="layout" svg:width="3.073cm" svg:height="2.207cm" svg:x="18.301cm" svg:y="12.63cm">
          <text:p text:style-name="P6"><text:span text:style-name="T4">Consumer</text:span></text:p>
        </draw:rect>
        <draw:line draw:style-name="gr6" draw:text-style-name="P6" draw:layer="layout" svg:x1="19.814cm" svg:y1="7.555cm" svg:x2="19.814cm" svg:y2="9.026cm">
          <text:p/>
        </draw:line>
        <draw:line draw:style-name="gr6" draw:text-style-name="P6" draw:layer="layout" svg:x1="19.743cm" svg:y1="11.158cm" svg:x2="19.743cm" svg:y2="12.629cm">
          <text:p/>
        </draw:line>
        <draw:rect draw:style-name="gr4" draw:text-style-name="P7" draw:layer="layout" svg:width="3.073cm" svg:height="2.206cm" svg:x="23.127cm" svg:y="3.459cm">
          <text:p text:style-name="P6"><text:span text:style-name="T4">Producer</text:span></text:p>
        </draw:rect>
        <draw:rect draw:style-name="gr5" draw:text-style-name="P7" draw:layer="layout" svg:width="3.073cm" svg:height="2.206cm" svg:x="23.127cm" svg:y="7.063cm">
          <text:p text:style-name="P6"><text:span text:style-name="T4">Exchange</text:span></text:p>
        </draw:rect>
        <draw:rect draw:style-name="gr5" draw:text-style-name="P7" draw:layer="layout" svg:width="3.073cm" svg:height="2.206cm" svg:x="23.127cm" svg:y="10.74cm">
          <text:p text:style-name="P6"><text:span text:style-name="T4">Binding</text:span></text:p>
        </draw:rect>
        <draw:line draw:style-name="gr6" draw:text-style-name="P6" draw:layer="layout" svg:x1="24.64cm" svg:y1="5.665cm" svg:x2="24.64cm" svg:y2="7.136cm">
          <text:p/>
        </draw:line>
        <draw:line draw:style-name="gr6" draw:text-style-name="P6" draw:layer="layout" svg:x1="24.569cm" svg:y1="9.268cm" svg:x2="24.569cm" svg:y2="10.739cm">
          <text:p/>
        </draw:line>
        <draw:rect draw:style-name="gr5" draw:text-style-name="P7" draw:layer="layout" svg:width="3.073cm" svg:height="2.207cm" svg:x="23.126cm" svg:y="14.416cm">
          <text:p text:style-name="P6"><text:span text:style-name="T4">Queue</text:span></text:p>
        </draw:rect>
        <draw:rect draw:style-name="gr4" draw:text-style-name="P7" draw:layer="layout" svg:width="3.073cm" svg:height="2.207cm" svg:x="23.126cm" svg:y="18.093cm">
          <text:p text:style-name="P6"><text:span text:style-name="T4">Consumer</text:span></text:p>
        </draw:rect>
        <draw:line draw:style-name="gr6" draw:text-style-name="P6" draw:layer="layout" svg:x1="24.639cm" svg:y1="13.019cm" svg:x2="24.639cm" svg:y2="14.49cm">
          <text:p/>
        </draw:line>
        <draw:line draw:style-name="gr6" draw:text-style-name="P6" draw:layer="layout" svg:x1="24.568cm" svg:y1="16.622cm" svg:x2="24.568cm" svg:y2="18.093cm">
          <text:p/>
        </draw:line>
        <draw:frame draw:style-name="gr7" draw:text-style-name="P8" draw:layer="layout" svg:width="2.518cm" svg:height="0.962cm" svg:x="19.082cm" svg:y="4.161cm">
          <draw:text-box>
            <text:p><text:span text:style-name="T4">JMS</text:span></text:p>
          </draw:text-box>
        </draw:frame>
        <draw:frame draw:style-name="gr8" draw:text-style-name="P8" draw:layer="layout" svg:width="2.953cm" svg:height="1.573cm" svg:x="23.647cm" svg:y="2.331cm">
          <draw:text-box>
            <text:p><text:span text:style-name="T4">AMQP</text:span></text:p>
          </draw:text-box>
        </draw:frame>
        <draw:frame draw:style-name="gr9" draw:text-style-name="P8" draw:layer="layout" svg:width="16cm" svg:height="10.205cm" svg:x="1cm" svg:y="4.151cm">
          <draw:text-box>
            <text:p><text:span text:style-name="T5">JMS</text:span><text:span text:style-name="T4"> is a standard API for Java for communicating with Message Oriented Middleware.</text:span></text:p>
            <text:p><text:span text:style-name="T5"/></text:p>
            <text:p><text:span text:style-name="T5">AMQP</text:span><text:span text:style-name="T4"> is an application-level standard for Message Oriented Middleware.</text:span></text:p>
            <text:p><text:span text:style-name="T4"/></text:p>
            <text:p><text:span text:style-name="T4"/></text:p>
            <text:p><text:span text:style-name="T4">In </text:span><text:span text:style-name="T5">JMS</text:span><text:span text:style-name="T4"> the producer targets either a </text:span><text:span text:style-name="T6">queue</text:span><text:span text:style-name="T4"> or a </text:span><text:span text:style-name="T6">topic</text:span><text:span text:style-name="T4"> and is therefore aware of the type of message routing in place i.e. Either Point To Point or Publish / Subscribe</text:span></text:p>
            <text:p><text:span text:style-name="T4"/></text:p>
            <text:p><text:span text:style-name="T4">In </text:span><text:span text:style-name="T5">AMQP</text:span><text:span text:style-name="T4"> a producer never addresses a </text:span><text:span text:style-name="T6">queue</text:span><text:span text:style-name="T4"> directly but instead publishes to an </text:span><text:span text:style-name="T6">exchange</text:span><text:span text:style-name="T4"> without really knowing the actual message distribution strategy.</text:span></text:p>
          </draw:text-box>
        </draw:frame>
        <draw:frame presentation:style-name="pr1" draw:layer="layout" svg:width="25.199cm" svg:height="3.506cm" svg:x="1.401cm" svg:y="0.837cm" presentation:class="title" presentation:user-transformed="true">
          <draw:text-box>
            <text:p>What are the differences?</text:p>
          </draw:text-box>
        </draw:frame>
        <presentation:notes draw:style-name="dp2">
          <draw:page-thumbnail draw:style-name="gr1" draw:layer="layout" svg:width="14.848cm" svg:height="11.136cm" svg:x="3.075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3.506cm" svg:x="1.4cm" svg:y="0.837cm" presentation:class="title">
          <draw:text-box>
            <text:p>What Are The Message Models?</text:p>
          </draw:text-box>
        </draw:frame>
        <draw:frame presentation:style-name="pr3" draw:layer="layout" svg:width="25.199cm" svg:height="13.859cm" svg:x="1.4cm" svg:y="4.914cm" presentation:class="outline">
          <draw:text-box>
            <text:list text:style-name="L2">
              <text:list-item>
                <text:p>Five different exchange types</text:p>
                <text:list>
                  <text:list-item>
                    <text:p>Direct (Mandatory)</text:p>
                  </text:list-item>
                  <text:list-item>
                    <text:p>Fanout (Mandatory)</text:p>
                  </text:list-item>
                  <text:list-item>
                    <text:p>Topic</text:p>
                  </text:list-item>
                  <text:list-item>
                    <text:p>Headers</text:p>
                  </text:list-item>
                  <text:list-item>
                    <text:p>System</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1" draw:layer="layout" svg:width="25.199cm" svg:height="3.506cm" svg:x="1.4cm" svg:y="0.837cm" presentation:class="title">
          <draw:text-box>
            <text:p>Direct Exchange</text:p>
          </draw:text-box>
        </draw:frame>
        <draw:frame presentation:style-name="pr3" draw:layer="layout" svg:width="25.199cm" svg:height="13.859cm" svg:x="1.4cm" svg:y="4.914cm" presentation:class="outline" presentation:user-transformed="true">
          <draw:text-box>
            <text:list text:style-name="L2">
              <text:list-item>
                <text:p>Direct Exchange is akin to the point to point messaging model in JMS. The important differences however are the addition of routing keys (that must be matched exactly) and the fact that multiple consumer queues can be bound to an exchange.</text:p>
                <text:p/>
              </text:list-item>
            </text:list>
            <text:p text:style-name="P2"><text:span text:style-name="T7"><text:s/></text:span><text:s/></text:p>
          </draw:text-box>
        </draw:frame>
        <draw:frame draw:style-name="gr10" draw:layer="layout" svg:width="1.031cm" svg:height="0.962cm" svg:x="4.8cm" svg:y="13.4cm">
          <draw:text-box>
            <text:p><text:s text:c="3"/></text:p>
          </draw:text-box>
        </draw:frame>
        <draw:frame draw:style-name="gr10" draw:layer="layout" svg:width="19.247cm" svg:height="2.384cm" svg:x="4.2cm" svg:y="14.362cm">
          <draw:text-box>
            <text:p text:style-name="P2"><text:span text:style-name="T8">A message queue binds to the exchange using a routing key, K.</text:span></text:p>
            <text:p text:style-name="P2"><text:span text:style-name="T8">A publisher sends the exchange a message with the routing key R.</text:span></text:p>
            <text:p text:style-name="P2"><text:span text:style-name="T8">The message is passed to the message queue if K = R.</text:span></text:p>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1" draw:layer="layout" svg:width="25.199cm" svg:height="3.506cm" svg:x="1.4cm" svg:y="0.837cm" presentation:class="title">
          <draw:text-box>
            <text:p>Fanout Exchange</text:p>
          </draw:text-box>
        </draw:frame>
        <draw:frame presentation:style-name="pr3" draw:layer="layout" svg:width="25.199cm" svg:height="13.859cm" svg:x="1.4cm" svg:y="4.914cm" presentation:class="outline">
          <draw:text-box>
            <text:list text:style-name="L2">
              <text:list-item>
                <text:p>Akin to the JMS Publish / Subscribe model. Queues bind to the exchange without the need for a routing key. All messages are sent unconditionally to all queues bound to that exchange. </text:p>
              </text:list-item>
            </text:list>
          </draw:text-box>
        </draw:frame>
        <draw:frame draw:style-name="gr10" draw:layer="layout" svg:width="18.176cm" svg:height="2.384cm" svg:x="4.201cm" svg:y="14.362cm">
          <draw:text-box>
            <text:p text:style-name="P2"><text:span text:style-name="T8">A message queue binds to the exchange with no arguments.</text:span></text:p>
            <text:p text:style-name="P2"><text:span text:style-name="T8">A publisher sends the exchange a message.</text:span></text:p>
            <text:p text:style-name="P2"><text:span text:style-name="T8">The message is passed to the message queue unconditionally.</text:span></text:p>
          </draw:text-box>
        </draw:frame>
        <presentation:notes draw:style-name="dp2">
          <draw:page-thumbnail draw:style-name="gr1" draw:layer="layout" svg:width="14.848cm" svg:height="11.136cm" svg:x="3.075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1" draw:layer="layout" svg:width="25.199cm" svg:height="3.506cm" svg:x="1.4cm" svg:y="0.837cm" presentation:class="title">
          <draw:text-box>
            <text:p>Topic Exchange</text:p>
          </draw:text-box>
        </draw:frame>
        <draw:frame presentation:style-name="pr3" draw:layer="layout" svg:width="25.199cm" svg:height="13.859cm" svg:x="1.4cm" svg:y="4.914cm" presentation:class="outline">
          <draw:text-box>
            <text:list text:style-name="L2">
              <text:list-item>
                <text:p>Similar to a direct exchange with added support for pattern matching on routing keys. <text:s/></text:p>
              </text:list-item>
            </text:list>
          </draw:text-box>
        </draw:frame>
        <draw:frame draw:style-name="gr10" draw:layer="layout" svg:width="17.291cm" svg:height="2.36cm" svg:x="4.201cm" svg:y="14.362cm">
          <draw:text-box>
            <text:p text:style-name="P9"><text:span text:style-name="T8">A message queue binds to the exchange using a routing pattern, P.</text:span></text:p>
            <text:p text:style-name="P10"><text:span text:style-name="T8">A publisher sends the exchange a message with the routing key R.</text:span></text:p>
            <text:p text:style-name="P10"><text:span text:style-name="T8">The message is passed to the message queue if R matches P.</text:span></text:p>
          </draw:text-box>
        </draw:frame>
        <presentation:notes draw:style-name="dp2">
          <draw:page-thumbnail draw:style-name="gr1" draw:layer="layout" svg:width="14.848cm" svg:height="11.136cm" svg:x="3.075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1" draw:layer="layout" svg:width="25.199cm" svg:height="3.506cm" svg:x="1.4cm" svg:y="0.837cm" presentation:class="title">
          <draw:text-box>
            <text:p>Header Exchange</text:p>
          </draw:text-box>
        </draw:frame>
        <draw:frame presentation:style-name="pr3" draw:layer="layout" svg:width="25.199cm" svg:height="13.859cm" svg:x="1.4cm" svg:y="4.914cm" presentation:class="outline">
          <draw:text-box>
            <text:list text:style-name="L2">
              <text:list-item>
                <text:p>Similar to the Topic Exchange except that header values are used to determine a binding match for routing eligibility. <text:s/></text:p>
              </text:list-item>
            </text:list>
          </draw:text-box>
        </draw:frame>
        <draw:frame draw:style-name="gr10" draw:text-style-name="P11" draw:layer="layout" svg:width="19.95cm" svg:height="5.172cm" svg:x="4.201cm" svg:y="14.362cm">
          <draw:text-box>
            <text:p text:style-name="P9"><text:span text:style-name="T8">1. A message queue is bound to the exchange with a table of arguments </text:span></text:p>
            <text:p text:style-name="P9"><text:span text:style-name="T8">containing the headers to be matched for that binding and optionally the </text:span></text:p>
            <text:p text:style-name="P9"><text:span text:style-name="T8">values they should hold. The routing key is not used.</text:span></text:p>
            <text:p text:style-name="P9"><text:span text:style-name="T8">2. A publisher sends a message to the exchange where the 'headers' property </text:span></text:p>
            <text:p text:style-name="P9"><text:span text:style-name="T8">contains a table of names and values.</text:span></text:p>
            <text:p text:style-name="P10"><text:span text:style-name="T8">3. The message is passed to the queue if the headers property matches the </text:span></text:p>
            <text:p text:style-name="P10"><text:span text:style-name="T8">arguments with which the queue was bound.</text:span></text:p>
          </draw:text-box>
        </draw:frame>
        <presentation:notes draw:style-name="dp2">
          <draw:page-thumbnail draw:style-name="gr1" draw:layer="layout" svg:width="14.848cm" svg:height="11.136cm" svg:x="3.075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1" draw:layer="layout" svg:width="25.199cm" svg:height="3.506cm" svg:x="1.4cm" svg:y="0.837cm" presentation:class="title">
          <draw:text-box>
            <text:p>System Exchange</text:p>
          </draw:text-box>
        </draw:frame>
        <draw:frame presentation:style-name="pr3" draw:layer="layout" svg:width="25.199cm" svg:height="13.859cm" svg:x="1.4cm" svg:y="4.914cm" presentation:class="outline">
          <draw:text-box>
            <text:list text:style-name="L2">
              <text:list-item>
                <text:p>For sending messages to an application or system service rather than a queue.</text:p>
              </text:list-item>
            </text:list>
          </draw:text-box>
        </draw:frame>
        <draw:frame draw:style-name="gr10" draw:text-style-name="P11" draw:layer="layout" svg:width="17.821cm" svg:height="1.657cm" svg:x="4.201cm" svg:y="14.362cm">
          <draw:text-box>
            <text:p text:style-name="P9"><text:span text:style-name="T8">1. A publisher sends the exchange a message with the routing key S.</text:span></text:p>
            <text:p text:style-name="P10"><text:span text:style-name="T8">2. The system exchange passes this to a system service S.</text:span></text:p>
          </draw:text-box>
        </draw:frame>
        <presentation:notes draw:style-name="dp2">
          <draw:page-thumbnail draw:style-name="gr1" draw:layer="layout" svg:width="14.848cm" svg:height="11.136cm" svg:x="3.075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1" draw:layer="layout" svg:width="25.199cm" svg:height="3.506cm" svg:x="1.4cm" svg:y="7.537cm" presentation:class="title" presentation:user-transformed="true">
          <draw:text-box>
            <text:p>AMQP is not ZeroMQ!</text:p>
          </draw:text-box>
        </draw:frame>
        <presentation:notes draw:style-name="dp2">
          <draw:page-thumbnail draw:style-name="gr1" draw:layer="layout" svg:width="14.848cm" svg:height="11.136cm" svg:x="3.075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1" draw:layer="layout" svg:width="25.199cm" svg:height="3.506cm" svg:x="1.4cm" svg:y="0.837cm" presentation:class="title">
          <draw:text-box>
            <text:p>What are the differences? </text:p>
          </draw:text-box>
        </draw:frame>
        <draw:frame presentation:style-name="pr3" draw:text-style-name="P12" draw:layer="layout" svg:width="25.199cm" svg:height="13.859cm" svg:x="1.305cm" svg:y="5.009cm" presentation:class="outline" presentation:user-transformed="true">
          <draw:text-box>
            <text:list text:style-name="L2">
              <text:list-item>
                <text:p text:style-name="P12"><text:span text:style-name="T9">AMQP</text:span><text:span text:style-name="T10"> is a family of messaging protocols</text:span></text:p>
              </text:list-item>
              <text:list-item>
                <text:p text:style-name="P12"><text:span text:style-name="T9">ZeroMQ</text:span><text:span text:style-name="T10"> is a library of messaging functionality.</text:span></text:p>
                <text:p text:style-name="P12"><text:span text:style-name="T10"/></text:p>
              </text:list-item>
              <text:list-item>
                <text:p text:style-name="P12"><text:span text:style-name="T9">AMQP </text:span><text:span text:style-name="T11">implementations are broker based products</text:span></text:p>
              </text:list-item>
              <text:list-item>
                <text:p text:style-name="P12"><text:span text:style-name="T9">ZeroMQ</text:span><text:span text:style-name="T10"> is a library of broker-like functionality that you include into every application and use to build custom brokers where you need them.</text:span></text:p>
              </text:list-item>
            </text:list>
          </draw:text-box>
        </draw:fram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1" draw:layer="layout" svg:width="25.199cm" svg:height="3.506cm" svg:x="1.4cm" svg:y="7.537cm" presentation:class="title" presentation:user-transformed="true">
          <draw:text-box>
            <text:p>The Demo!</text:p>
          </draw:text-box>
        </draw:frame>
        <presentation:notes draw:style-name="dp2">
          <draw:page-thumbnail draw:style-name="gr1" draw:layer="layout" svg:width="14.848cm" svg:height="11.136cm" svg:x="3.075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draw:rect draw:style-name="gr11" draw:text-style-name="P6" draw:layer="layout" svg:width="17cm" svg:height="9.6cm" svg:x="5.8cm" svg:y="7.1cm">
          <text:p/>
        </draw:rect>
        <draw:rect draw:style-name="gr4" draw:text-style-name="P7" draw:layer="layout" svg:width="5.899cm" svg:height="2.206cm" svg:x="11.401cm" svg:y="4.4cm">
          <text:p text:style-name="P6"><text:span text:style-name="T4">TrafficLightService</text:span></text:p>
        </draw:rect>
        <draw:rect draw:style-name="gr5" draw:text-style-name="P7" draw:layer="layout" svg:width="6.3cm" svg:height="2.169cm" svg:x="11.2cm" svg:y="8.741cm">
          <text:p text:style-name="P6"><text:span text:style-name="T4">TrafficLExchange</text:span></text:p>
          <text:p text:style-name="P6"><text:span text:style-name="T4">(Fanout)</text:span></text:p>
        </draw:rect>
        <draw:line draw:style-name="gr6" draw:text-style-name="P6" draw:layer="layout" svg:x1="14.2cm" svg:y1="6.606cm" svg:x2="14.2cm" svg:y2="8.777cm">
          <text:p/>
        </draw:line>
        <draw:rect draw:style-name="gr5" draw:text-style-name="P7" draw:layer="layout" svg:width="4.6cm" svg:height="2.207cm" svg:x="6.8cm" svg:y="13.641cm">
          <text:p text:style-name="P6"><text:span text:style-name="T4">androidQueue</text:span></text:p>
        </draw:rect>
        <draw:rect draw:style-name="gr4" draw:text-style-name="P7" draw:layer="layout" svg:width="3.073cm" svg:height="2.207cm" svg:x="12.8cm" svg:y="17.334cm">
          <text:p text:style-name="P6"><text:span text:style-name="T4">Node</text:span></text:p>
          <text:p text:style-name="P6"><text:span text:style-name="T4">Client</text:span></text:p>
        </draw:rect>
        <draw:line draw:style-name="gr6" draw:text-style-name="P6" draw:layer="layout" svg:x1="14.3cm" svg:y1="10.941cm" svg:x2="14.313cm" svg:y2="13.731cm">
          <text:p/>
        </draw:line>
        <draw:line draw:style-name="gr6" draw:text-style-name="P6" draw:layer="layout" svg:x1="14.242cm" svg:y1="15.863cm" svg:x2="14.242cm" svg:y2="17.334cm">
          <text:p/>
        </draw:line>
        <draw:rect draw:style-name="gr5" draw:text-style-name="P7" draw:layer="layout" svg:width="4.6cm" svg:height="2.207cm" svg:x="12.1cm" svg:y="13.641cm">
          <text:p text:style-name="P6"><text:span text:style-name="T4">nodeQueue</text:span></text:p>
        </draw:rect>
        <draw:rect draw:style-name="gr5" draw:text-style-name="P7" draw:layer="layout" svg:width="4.6cm" svg:height="2.207cm" svg:x="17.4cm" svg:y="13.641cm">
          <text:p text:style-name="P6"><text:span text:style-name="T4">dotNetQueue</text:span></text:p>
        </draw:rect>
        <draw:rect draw:style-name="gr4" draw:text-style-name="P7" draw:layer="layout" svg:width="3.073cm" svg:height="2.207cm" svg:x="7.627cm" svg:y="17.341cm">
          <text:p text:style-name="P6"><text:span text:style-name="T4">Android </text:span></text:p>
          <text:p text:style-name="P6"><text:span text:style-name="T4">Client</text:span></text:p>
        </draw:rect>
        <draw:rect draw:style-name="gr4" draw:text-style-name="P7" draw:layer="layout" svg:width="3.073cm" svg:height="2.207cm" svg:x="18.427cm" svg:y="17.234cm">
          <text:p text:style-name="P6"><text:span text:style-name="T4">.Net</text:span></text:p>
          <text:p text:style-name="P6"><text:span text:style-name="T4">Client</text:span></text:p>
        </draw:rect>
        <draw:line draw:style-name="gr6" draw:text-style-name="P6" draw:layer="layout" svg:x1="12.8cm" svg:y1="10.941cm" svg:x2="9.1cm" svg:y2="13.641cm">
          <text:p/>
        </draw:line>
        <draw:line draw:style-name="gr6" draw:text-style-name="P6" draw:layer="layout" svg:x1="15.9cm" svg:y1="10.941cm" svg:x2="19.5cm" svg:y2="13.541cm">
          <text:p/>
        </draw:line>
        <draw:line draw:style-name="gr6" draw:text-style-name="P6" draw:layer="layout" svg:x1="9cm" svg:y1="15.87cm" svg:x2="9cm" svg:y2="17.341cm">
          <text:p/>
        </draw:line>
        <draw:line draw:style-name="gr6" draw:text-style-name="P6" draw:layer="layout" svg:x1="20cm" svg:y1="15.841cm" svg:x2="20cm" svg:y2="17.312cm">
          <text:p/>
        </draw:line>
        <draw:frame draw:style-name="gr12" draw:text-style-name="P8" draw:layer="layout" svg:width="8.266cm" svg:height="0.962cm" svg:x="5.634cm" svg:y="7.4cm">
          <draw:text-box>
            <text:p><text:span text:style-name="T4">http://www.cloudamqp.com/</text:span></text:p>
          </draw:text-box>
        </draw:frame>
        <draw:frame presentation:style-name="pr1" draw:layer="layout" svg:width="25.199cm" svg:height="3.506cm" svg:x="1.401cm" svg:y="0.837cm" presentation:class="title" presentation:user-transformed="true">
          <draw:text-box>
            <text:p>Whats Going On?</text:p>
          </draw:text-box>
        </draw:frame>
        <presentation:notes draw:style-name="dp2">
          <draw:page-thumbnail draw:style-name="gr1" draw:layer="layout" svg:width="14.848cm" svg:height="11.136cm" svg:x="3.075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1" draw:layer="layout" svg:width="25.199cm" svg:height="3.506cm" svg:x="1.4cm" svg:y="7.537cm" presentation:class="title" presentation:user-transformed="true">
          <draw:text-box>
            <text:p>Conclusions</text:p>
          </draw:text-box>
        </draw:frame>
        <presentation:notes draw:style-name="dp2">
          <draw:page-thumbnail draw:style-name="gr1" draw:layer="layout" svg:width="14.848cm" svg:height="11.136cm" svg:x="3.075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1" draw:layer="layout" svg:width="25.199cm" svg:height="3.506cm" svg:x="1.4cm" svg:y="0.837cm" presentation:class="title">
          <draw:text-box>
            <text:p>Advantages of AMQP</text:p>
          </draw:text-box>
        </draw:frame>
        <draw:frame presentation:style-name="pr3" draw:layer="layout" svg:width="25.199cm" svg:height="15.383cm" svg:x="1.305cm" svg:y="5.009cm" presentation:class="outline" presentation:user-transformed="true">
          <draw:text-box>
            <text:list text:style-name="L2">
              <text:list-item>
                <text:p>Open and simple to understand – 0-9-1 specification is only 40 pages long.</text:p>
              </text:list-item>
              <text:list-item>
                <text:p>Decoupling – Not only between classes but between entire applications written in different languages running on different platforms.</text:p>
              </text:list-item>
              <text:list-item>
                <text:p>Polyglot Architecture – Allows developers to pick the best tool for the job and more easily integrate legacy systems written in disparate languages.</text:p>
              </text:list-item>
              <text:list-item>
                <text:p>Enables Event Driven Architecture and Integration.</text:p>
              </text:list-item>
            </text:list>
          </draw:text-box>
        </draw:frame>
        <presentation:notes draw:style-name="dp2">
          <draw:page-thumbnail draw:style-name="gr1" draw:layer="layout" svg:width="14.848cm" svg:height="11.136cm" svg:x="3.075cm" svg:y="2.257cm" draw:page-number="20"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5-31T19:56:56</meta:creation-date>
    <dc:date>2013-06-06T12:04:46</dc:date>
    <meta:editing-duration>P1DT23H9M37S</meta:editing-duration>
    <meta:editing-cycles>22</meta:editing-cycles>
    <meta:generator>OpenOffice.org/3.4.1$Unix OpenOffice.org_project/341m1$Build-9593</meta:generator>
    <meta:document-statistic meta:object-count="135"/>
  </office:meta>
</office:document-meta>
</file>